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1a3792" officeooo:paragraph-rsid="001a3792"/>
    </style:style>
    <style:style style:name="P3" style:family="paragraph" style:parent-style-name="Standard">
      <style:text-properties fo:color="#000000" style:text-underline-style="solid" style:text-underline-width="auto" style:text-underline-color="font-color" fo:font-weight="bold" officeooo:rsid="001a3792" officeooo:paragraph-rsid="001a3792" style:font-weight-asian="bold" style:font-weight-complex="bold"/>
    </style:style>
    <style:style style:name="P4" style:family="paragraph" style:parent-style-name="Standard">
      <style:text-properties fo:color="#000000" style:text-underline-style="solid" style:text-underline-width="auto" style:text-underline-color="font-color" fo:font-weight="bold" officeooo:rsid="001a9bf3" officeooo:paragraph-rsid="001a9bf3" style:font-weight-asian="bold" style:font-weight-complex="bold"/>
    </style:style>
    <style:style style:name="P5" style:family="paragraph" style:parent-style-name="Standard">
      <style:text-properties fo:color="#000000" style:text-underline-style="solid" style:text-underline-width="auto" style:text-underline-color="font-color" fo:font-weight="bold" officeooo:rsid="001b1bec" officeooo:paragraph-rsid="001b1bec" style:font-weight-asian="bold" style:font-weight-complex="bold"/>
    </style:style>
    <style:style style:name="P6" style:family="paragraph" style:parent-style-name="Standard">
      <style:text-properties fo:color="#000000" style:text-underline-style="solid" style:text-underline-width="auto" style:text-underline-color="font-color" fo:font-weight="bold" officeooo:rsid="001b7163" officeooo:paragraph-rsid="001b7163" fo:background-color="#3465a4" style:font-weight-asian="bold" style:font-weight-complex="bold"/>
    </style:style>
    <style:style style:name="P7" style:family="paragraph" style:parent-style-name="Standard">
      <style:text-properties fo:color="#000000" style:text-underline-style="solid" style:text-underline-width="auto" style:text-underline-color="font-color" fo:font-weight="bold" officeooo:rsid="001b7163" officeooo:paragraph-rsid="001b7163" fo:background-color="transparent" style:font-weight-asian="bold" style:font-weight-complex="bold"/>
    </style:style>
    <style:style style:name="P8" style:family="paragraph" style:parent-style-name="Standard">
      <style:text-properties fo:color="#000000" style:text-underline-style="solid" style:text-underline-width="auto" style:text-underline-color="font-color" fo:font-weight="bold" officeooo:rsid="001d35c7" officeooo:paragraph-rsid="001d35c7" fo:background-color="transparent" style:font-weight-asian="bold" style:font-weight-complex="bold"/>
    </style:style>
    <style:style style:name="P9" style:family="paragraph" style:parent-style-name="Standard">
      <style:text-properties fo:color="#000000" style:text-underline-style="solid" style:text-underline-width="auto" style:text-underline-color="font-color" fo:font-weight="bold" officeooo:rsid="001dd4be" officeooo:paragraph-rsid="001dd4be" fo:background-color="transparent" style:font-weight-asian="bold" style:font-weight-complex="bold"/>
    </style:style>
    <style:style style:name="P10" style:family="paragraph" style:parent-style-name="Standard">
      <style:text-properties fo:color="#000000" style:text-underline-style="solid" style:text-underline-width="auto" style:text-underline-color="font-color" fo:font-weight="bold" officeooo:rsid="001fbb21" officeooo:paragraph-rsid="001fbb21" fo:background-color="transparent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a9bf3" style:font-weight-asian="normal" style:font-weight-complex="normal"/>
    </style:style>
    <style:style style:name="T4" style:family="text">
      <style:text-properties style:text-underline-style="none" fo:font-weight="normal" officeooo:rsid="001b1bec" style:font-weight-asian="normal" style:font-weight-complex="normal"/>
    </style:style>
    <style:style style:name="T5" style:family="text">
      <style:text-properties style:text-underline-style="none" fo:font-weight="normal" officeooo:rsid="001fbb21" style:font-weight-asian="normal" style:font-weight-complex="normal"/>
    </style:style>
    <style:style style:name="T6" style:family="text">
      <style:text-properties style:text-underline-style="none" fo:font-weight="normal" fo:background-color="#3465a4" loext:char-shading-value="0" style:font-weight-asian="normal" style:font-weight-complex="normal"/>
    </style:style>
    <style:style style:name="T7" style:family="text">
      <style:text-properties style:text-underline-style="none" fo:font-weight="normal" officeooo:rsid="001a9bf3" fo:background-color="#3465a4" loext:char-shading-value="0" style:font-weight-asian="normal" style:font-weight-complex="normal"/>
    </style:style>
    <style:style style:name="T8" style:family="text">
      <style:text-properties style:text-underline-style="none" fo:font-weight="normal" fo:background-color="transparent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:/Users/Admin/</text:p>
      <text:p text:style-name="Standard"/>
      <text:p text:style-name="Standard">cls <text:s text:c="6"/>clears the command line</text:p>
      <text:p text:style-name="Standard"/>
      <text:p text:style-name="Standard">dir <text:s text:c="6"/>view directorys</text:p>
      <text:p text:style-name="Standard"/>
      <text:p text:style-name="Standard">cd <text:s text:c="7"/>change directory</text:p>
      <text:p text:style-name="Standard"/>
      <text:p text:style-name="Standard">mkdir <text:s text:c="4"/>make a new directory</text:p>
      <text:p text:style-name="Standard"/>
      <text:p text:style-name="Standard">ren <text:s text:c="6"/>renames directory</text:p>
      <text:p text:style-name="Standard"/>
      <text:p text:style-name="Standard">xcopy <text:s text:c="4"/>copys file</text:p>
      <text:p text:style-name="Standard"/>
      <text:p text:style-name="Standard">rd <text:s text:c="7"/>Remove Directory</text:p>
      <text:p text:style-name="Standard"/>
      <text:p text:style-name="Standard">echo &gt; name of file <text:s text:c="3"/>adds a new file in the folder selected</text:p>
      <text:p text:style-name="Standard"/>
      <text:p text:style-name="Standard">fsutil <text:s text:c="3"/>file system utilities</text:p>
      <text:p text:style-name="Standard">(fsutil file createnew lesson2.txt 0)</text:p>
      <text:p text:style-name="P1"/>
      <text:p text:style-name="P1">type (name of file) <text:s text:c="3"/>lets you view the file</text:p>
      <text:p text:style-name="P1"/>
      <text:p text:style-name="P1">rename <text:s/>(name of file followed by the new name)</text:p>
      <text:p text:style-name="P1"/>
      <text:p text:style-name="P1">copy (name of file you want to copy followed by new name</text:p>
      <text:p text:style-name="P1"/>
      <text:p text:style-name="P1">comp (name of file 1 and name of file 2) compares both files</text:p>
      <text:p text:style-name="P1"/>
      <text:p text:style-name="P1">fc (name of file 1 and name of file 2) in depth compare</text:p>
      <text:p text:style-name="P1"/>
      <text:p text:style-name="P1">del <text:s text:c="4"/>delets files </text:p>
      <text:p text:style-name="P1"/>
      <text:p text:style-name="P1">del *.* <text:s text:c="2"/>delets everything from folder</text:p>
      <text:p text:style-name="P1"/>
      <text:p text:style-name="P2"/>
      <text:p text:style-name="P2"/>
      <text:p text:style-name="P2">powershell</text:p>
      <text:p text:style-name="P2"/>
      <text:p text:style-name="P2"><text:span text:style-name="T1">help</text:span> system shows you commands do</text:p>
      <text:p text:style-name="P2"/>
      <text:p text:style-name="P3">pipeline<text:span text:style-name="T2"> <text:s/>runs commands one after the other</text:span></text:p>
      <text:p text:style-name="P3"><text:span text:style-name="T2"/></text:p>
      <text:p text:style-name="P3">aliases <text:span text:style-name="T2">different name do the same thing</text:span></text:p>
      <text:p text:style-name="P3"><text:span text:style-name="T2"/></text:p>
      <text:p text:style-name="P3">objects over text <text:s/><text:span text:style-name="T2">you use objects to start a line of code and end one </text:span></text:p>
      <text:p text:style-name="P3"><text:span text:style-name="T2"/></text:p>
      <text:p text:style-name="P3">cmdlets<text:span text:style-name="T2"> <text:s text:c="2"/></text:span></text:p>
      <text:p text:style-name="P3"><text:span text:style-name="T2"/></text:p>
      <text:p text:style-name="P3">commands<text:span text:style-name="T2"> belong to atleast one of these</text:span></text:p>
      <text:p text:style-name="P3"><text:span text:style-name="T2"/></text:p>
      <text:p text:style-name="P3"><text:span text:style-name="T2"/></text:p>
      <text:p text:style-name="P3"><text:soft-page-break/><text:span text:style-name="T2">in powerhell</text:span></text:p>
      <text:p text:style-name="P3"><text:span text:style-name="T2"/></text:p>
      <text:p text:style-name="P3"><text:span text:style-name="T6">set- location</text:span><text:span text:style-name="T2"> (name of where the file is located) changed the destination of the folder</text:span></text:p>
      <text:p text:style-name="P3"><text:span text:style-name="T2"/></text:p>
      <text:p text:style-name="P3"><text:span text:style-name="T6">ls</text:span><text:span text:style-name="T2"> <text:s/></text:span><text:span text:style-name="T3">or <text:s/></text:span><text:span text:style-name="T7">dir</text:span><text:span text:style-name="T2"> lists the items found within the folder you have located</text:span></text:p>
      <text:p text:style-name="P3"><text:span text:style-name="T2"/></text:p>
      <text:p text:style-name="P3"><text:span text:style-name="T6">New-Item -itemtype</text:span><text:span text:style-name="T2"> (</text:span><text:span text:style-name="T3">type of file you want) <text:s/>(name of the new file) <text:s/></text:span><text:span text:style-name="T2">added a new file withing the folder </text:span></text:p>
      <text:p text:style-name="P3"><text:span text:style-name="T2"/></text:p>
      <text:p text:style-name="P4"><text:span text:style-name="T6">cls </text:span><text:span text:style-name="T2"><text:s/>clears the powershell screen</text:span></text:p>
      <text:p text:style-name="P3"><text:span text:style-name="T2"/></text:p>
      <text:p text:style-name="P4"><text:span text:style-name="T6">Set-Content</text:span><text:span text:style-name="T2"> (name of file) “what ever you want to insert into the text file” <text:s text:c="3"/>changes the contect of the file</text:span></text:p>
      <text:p text:style-name="P4"><text:span text:style-name="T2"/></text:p>
      <text:p text:style-name="P4"><text:span text:style-name="T6">get-contect</text:span><text:span text:style-name="T2"> (name of file) <text:s/>shows you what is within the file</text:span></text:p>
      <text:p text:style-name="P4"><text:span text:style-name="T2"/></text:p>
      <text:p text:style-name="P4"><text:span text:style-name="T6">rename-item</text:span><text:span text:style-name="T2"> <text:s/>name of item </text:span><text:span text:style-name="T6">-newname</text:span><text:span text:style-name="T2"> followed by new name</text:span></text:p>
      <text:p text:style-name="P4"><text:span text:style-name="T2"/></text:p>
      <text:p text:style-name="P4"><text:span text:style-name="T6">copy-item</text:span><text:span text:style-name="T2"> <text:s/>name of file you want to copy followed by the new name for the copied file</text:span></text:p>
      <text:p text:style-name="P4"><text:span text:style-name="T2"/></text:p>
      <text:p text:style-name="P4"><text:span text:style-name="T6">move-item</text:span><text:span text:style-name="T2"> name of file you want moving </text:span><text:span text:style-name="T6">-destination</text:span><text:span text:style-name="T2"> </text:span><text:span text:style-name="T4">the location of where you want the file to move to </text:span></text:p>
      <text:p text:style-name="P4"><text:span text:style-name="T2"/></text:p>
      <text:p text:style-name="P5"><text:span text:style-name="T6">remove-item</text:span><text:span text:style-name="T2"> name of file you want remove</text:span></text:p>
      <text:p text:style-name="P5"><text:span text:style-name="T2"/></text:p>
      <text:p text:style-name="P5"><text:span text:style-name="T2"/></text:p>
      <text:p text:style-name="P5"><text:span text:style-name="T2">Linux system terminal window</text:span></text:p>
      <text:p text:style-name="P5"><text:span text:style-name="T2"/></text:p>
      <text:p text:style-name="P5"><text:span text:style-name="T2">ctrl alt t <text:s/>opens the command line in linux</text:span></text:p>
      <text:p text:style-name="P5"><text:span text:style-name="T2"/></text:p>
      <text:p text:style-name="P5"><text:span text:style-name="T2">blue items are folders <text:s text:c="3"/>white items are files</text:span></text:p>
      <text:p text:style-name="P5"><text:span text:style-name="T2"/></text:p>
      <text:p text:style-name="P5"><text:span text:style-name="T2">directory system take you anywhere you want withing the linux system</text:span></text:p>
      <text:p text:style-name="P5"><text:span text:style-name="T2"/></text:p>
      <text:p text:style-name="P5"><text:span text:style-name="T2">relative path and absolute paths</text:span></text:p>
      <text:p text:style-name="P5"><text:span text:style-name="T2"/></text:p>
      <text:p text:style-name="P5"><text:span text:style-name="T6">ls </text:span><text:span text:style-name="T2"><text:s text:c="2"/>lists all files withing the area you are looking</text:span></text:p>
      <text:p text:style-name="P5"><text:span text:style-name="T2"/></text:p>
      <text:p text:style-name="P5"><text:span text:style-name="T6">pwd</text:span><text:span text:style-name="T2"> <text:s text:c="4"/>tells you your current directory</text:span></text:p>
      <text:p text:style-name="P5"><text:span text:style-name="T2"/></text:p>
      <text:p text:style-name="P6"><text:span text:style-name="T2">cd </text:span><text:span text:style-name="T8"><text:s/>name of folder you want to enter</text:span></text:p>
      <text:p text:style-name="P6"><text:span text:style-name="T2"/></text:p>
      <text:p text:style-name="P6"><text:span text:style-name="T2">mkdir </text:span><text:span text:style-name="T8">(name of new folder) </text:span></text:p>
      <text:p text:style-name="P6"><text:span text:style-name="T2"/></text:p>
      <text:p text:style-name="P6"><text:span text:style-name="T2">touch <text:s/></text:span><text:span text:style-name="T8">(name of new text file)</text:span></text:p>
      <text:p text:style-name="P6"><text:span text:style-name="T2"/></text:p>
      <text:p text:style-name="P7"><text:span text:style-name="T2">clear <text:s text:c="2"/>clears the screen</text:span></text:p>
      <text:p text:style-name="P7"><text:span text:style-name="T2"/></text:p>
      <text:p text:style-name="P7"><text:span text:style-name="T2">editor <text:s/>(name of file) allows you to add content to file </text:span></text:p>
      <text:p text:style-name="P7"><text:span text:style-name="T2"/></text:p>
      <text:p text:style-name="P8"><text:span text:style-name="T2">^ <text:s/>means ctrl in the editor screen</text:span></text:p>
      <text:p text:style-name="P8"><text:span text:style-name="T2"/></text:p>
      <text:p text:style-name="P8"><text:soft-page-break/><text:span text:style-name="T2">rm (name of file you want to delete) deletes programs</text:span></text:p>
      <text:p text:style-name="P8"><text:span text:style-name="T2"/></text:p>
      <text:p text:style-name="P8"><text:span text:style-name="T2">cd .. take you back by 1 folder</text:span></text:p>
      <text:p text:style-name="P8"><text:span text:style-name="T2"/></text:p>
      <text:p text:style-name="P8"><text:span text:style-name="T2">rm -r and name of folder allows you to delete folders</text:span></text:p>
      <text:p text:style-name="P8"><text:span text:style-name="T2"/></text:p>
      <text:p text:style-name="P9"><text:span text:style-name="T2">cat and name of file shows you everything within the file</text:span></text:p>
      <text:p text:style-name="P9"><text:span text:style-name="T2"/></text:p>
      <text:p text:style-name="P9"><text:span text:style-name="T2">tail and name of file shows you the bottom end of that file</text:span></text:p>
      <text:p text:style-name="P9"><text:span text:style-name="T2"/></text:p>
      <text:p text:style-name="P9"><text:span text:style-name="T2">cat (name of file you want to open) <text:s/></text:span><text:span text:style-name="T5">I <text:s/>grep and a name of where you want it to start reading from</text:span></text:p>
      <text:p text:style-name="P9"><text:span text:style-name="T5"/></text:p>
      <text:p text:style-name="P10"><text:span text:style-name="T2">ps give you all the prosseses</text:span></text:p>
      <text:p text:style-name="P10"><text:span text:style-name="T2"/></text:p>
      <text:p text:style-name="P10"><text:span text:style-name="T2">ps -d shows you everything that is currently running</text:span></text:p>
      <text:p text:style-name="P10"><text:span text:style-name="T2"/></text:p>
      <text:p text:style-name="P10"><text:span text:style-name="T2">env environment command</text:span></text:p>
      <text:p text:style-name="P10"><text:span text:style-name="T2"/></text:p>
      <text:p text:style-name="P10"><text:span text:style-name="T2">tells you everything about that the home directory</text:span></text:p>
      <text:p text:style-name="P10"><text:span text:style-name="T2"/></text:p>
      <text:p text:style-name="P10"><text:span text:style-name="T2">du -sh . how how much space the current directory is using</text:span></text:p>
      <text:p text:style-name="P10"><text:span text:style-name="T2"/></text:p>
      <text:p text:style-name="P10"><text:span text:style-name="T2">id shows you who is currently logged 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4T11:29:51.890000000</meta:creation-date>
    <dc:date>2024-05-04T17:33:12.669000000</dc:date>
    <meta:editing-duration>PT38S</meta:editing-duration>
    <meta:editing-cycles>1</meta:editing-cycles>
    <meta:document-statistic meta:table-count="0" meta:image-count="0" meta:object-count="0" meta:page-count="3" meta:paragraph-count="61" meta:word-count="509" meta:character-count="2781" meta:non-whitespace-character-count="2237"/>
    <meta:generator>Neat_Office/6.2.8.2$Windows_x86 LibreOffice_project/</meta:generator>
  </office:meta>
</office:document-meta>
</file>